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ntly, Tiesto has been thinking about using Linux as his primary operating system, so he first wanted to compile a kernel and use it to boot up a Linux distribution to see if it supports his machine or not. He will use it for his work too which, as you may already know, might require processing media files and maybe even processing raw audio files from another instrument (e.g. electric guitar) to come up with his brilliant tracks. Processing such data needs to be done in real-time so that the quality of the final product is crystal clear. Of course, such heavy usage requires lots of memory to be installed on the machine to support such kind of work load.</text:p>
      <text:p text:style-name="P1"/>
      <text:p text:style-name="P1">Luckily Tiesto knows some information about the hardware installed on his machine from the receipt he got when he bought it, though he's not quite sure about the specific details of which drivers best support his machine. Here's the list of hardware that Tiesto knows of:</text:p>
      <text:list xml:id="list494975451" text:style-name="L1">
        <text:list-item>
          <text:p text:style-name="P2">USB Controller: ATI Technologies Inc SB700/SB800</text:p>
        </text:list-item>
        <text:list-item>
          <text:p text:style-name="P2">Audio Device: ATI Technologies Inc Sbx00 Azalia (Intel HDA)</text:p>
        </text:list-item>
        <text:list-item>
          <text:p text:style-name="P2">Graphics Card: ATI Technologies Inc Radeon 3100 Graphics</text:p>
        </text:list-item>
        <text:list-item>
          <text:p text:style-name="P2">Ethernet: Realtek Semiconductor Co., Ltd. RTL8111/8168B PCI Express Gigabit Ethernet Controller (rev 02)</text:p>
        </text:list-item>
        <text:list-item>
          <text:p text:style-name="P2">5GB of RAM</text:p>
        </text:list-item>
      </text:list>
      <text:p text:style-name="P1"/>
      <text:p text:style-name="P1">Your task is to help Tiesto configure the Linux ker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m Ali</meta:initial-creator>
    <meta:creation-date>2010-07-23T10:06:15</meta:creation-date>
    <dc:date>2010-07-27T14:17:33</dc:date>
    <meta:editing-duration>PT00H17M59S</meta:editing-duration>
    <meta:editing-cycles>19</meta:editing-cycles>
    <meta:generator>OpenOffice.org/3.2$Linux OpenOffice.org_project/320m12$Build-9483</meta:generator>
    <meta:document-statistic meta:table-count="0" meta:image-count="0" meta:object-count="0" meta:page-count="1" meta:paragraph-count="8" meta:word-count="220" meta:character-count="1273"/>
    <dc:creator>Karim Ali</dc:creator>
  </office:meta>
</office:document-meta>
</file>